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5d" officeooo:paragraph-rsid="0017645d"/>
    </style:style>
    <style:style style:name="P2" style:family="paragraph" style:parent-style-name="Standard">
      <style:text-properties officeooo:rsid="0017645d" officeooo:paragraph-rsid="00181721"/>
    </style:style>
    <style:style style:name="P3" style:family="paragraph" style:parent-style-name="Standard">
      <style:paragraph-properties fo:text-align="center" style:justify-single-word="false"/>
      <style:text-properties officeooo:rsid="0019230f" officeooo:paragraph-rsid="0019230f"/>
    </style:style>
    <style:style style:name="P4"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5" style:family="paragraph" style:parent-style-name="Standard">
      <style:text-properties officeooo:rsid="001a14c4" officeooo:paragraph-rsid="001a14c4"/>
    </style:style>
    <style:style style:name="P6" style:family="paragraph" style:parent-style-name="Standard">
      <style:text-properties officeooo:rsid="001a7838" officeooo:paragraph-rsid="001a7838"/>
    </style:style>
    <style:style style:name="P7" style:family="paragraph" style:parent-style-name="Standard">
      <style:text-properties officeooo:rsid="001a79b8" officeooo:paragraph-rsid="001a79b8"/>
    </style:style>
    <style:style style:name="P8" style:family="paragraph" style:parent-style-name="Standard">
      <style:text-properties officeooo:rsid="001caf90" officeooo:paragraph-rsid="001caf90"/>
    </style:style>
    <style:style style:name="P9" style:family="paragraph" style:parent-style-name="Standard">
      <style:text-properties officeooo:rsid="001e6538" officeooo:paragraph-rsid="001e6538"/>
    </style:style>
    <style:style style:name="P10" style:family="paragraph" style:parent-style-name="Standard">
      <style:text-properties officeooo:rsid="001f6be0" officeooo:paragraph-rsid="001f6be0"/>
    </style:style>
    <style:style style:name="P11"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2" style:family="paragraph" style:parent-style-name="Standard">
      <style:paragraph-properties fo:margin-left="0.4925in" fo:margin-right="0in" fo:text-indent="0in" style:auto-text-indent="false"/>
      <style:text-properties officeooo:rsid="001caf90" officeooo:paragraph-rsid="001caf90"/>
    </style:style>
    <style:style style:name="P13" style:family="paragraph" style:parent-style-name="Standard">
      <style:paragraph-properties fo:margin-left="0.4925in" fo:margin-right="0in" fo:text-indent="0in" style:auto-text-indent="false"/>
      <style:text-properties officeooo:rsid="001e6538" officeooo:paragraph-rsid="001e6538"/>
    </style:style>
    <style:style style:name="P14" style:family="paragraph" style:parent-style-name="Standard">
      <style:paragraph-properties fo:margin-left="0in" fo:margin-right="0in" fo:text-indent="0in" style:auto-text-indent="false"/>
      <style:text-properties officeooo:rsid="001a14c4" officeooo:paragraph-rsid="001a14c4"/>
    </style:style>
    <style:style style:name="P15" style:family="paragraph" style:parent-style-name="Standard" style:list-style-name="L1">
      <style:text-properties officeooo:rsid="001a14c4" officeooo:paragraph-rsid="001a14c4"/>
    </style:style>
    <style:style style:name="P16" style:family="paragraph" style:parent-style-name="Standard" style:list-style-name="L1">
      <style:text-properties officeooo:rsid="001a7838" officeooo:paragraph-rsid="001a79b8"/>
    </style:style>
    <style:style style:name="P17" style:family="paragraph" style:parent-style-name="Standard" style:list-style-name="L1">
      <style:text-properties officeooo:rsid="001a7838" officeooo:paragraph-rsid="001a7838"/>
    </style:style>
    <style:style style:name="P18" style:family="paragraph" style:parent-style-name="Standard">
      <style:text-properties officeooo:rsid="001a7838" officeooo:paragraph-rsid="001a7838"/>
    </style:style>
    <style:style style:name="P19" style:family="paragraph" style:parent-style-name="Standard">
      <style:text-properties officeooo:rsid="0017645d" officeooo:paragraph-rsid="002275d4"/>
    </style:style>
    <style:style style:name="P20" style:family="paragraph" style:parent-style-name="Standard">
      <style:text-properties officeooo:rsid="00244b4e" officeooo:paragraph-rsid="00244b4e"/>
    </style:style>
    <style:style style:name="P21" style:family="paragraph" style:parent-style-name="Standard">
      <style:text-properties officeooo:rsid="0028571b" officeooo:paragraph-rsid="0028571b"/>
    </style:style>
    <style:style style:name="P22" style:family="paragraph" style:parent-style-name="Text_20_body">
      <style:text-properties officeooo:rsid="002275d4" officeooo:paragraph-rsid="002275d4"/>
    </style:style>
    <style:style style:name="P23" style:family="paragraph" style:parent-style-name="Text_20_body">
      <style:text-properties officeooo:rsid="00244b4e" officeooo:paragraph-rsid="00244b4e"/>
    </style:style>
    <style:style style:name="P24" style:family="paragraph" style:parent-style-name="Heading_20_3">
      <style:text-properties officeooo:paragraph-rsid="002275d4"/>
    </style:style>
    <style:style style:name="P25" style:family="paragraph" style:parent-style-name="Heading_20_3">
      <style:text-properties officeooo:rsid="002275d4"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 on the <text:span text:style-name="T8">WIZ550io</text:span></text:p>
      <text:p text:style-name="P3">- DRAFT -</text:p>
      <text:p text:style-name="P3"><text:date style:data-style-name="N37" text:date-value="2018-11-19T14:57:36.247200840">11/19/18</text:date></text:p>
      <text:p text:style-name="P1"/>
      <text:h text:style-name="P25" text:outline-level="3">Hardware</text:h>
      <text:p text:style-name="P22">The interface to the WIZ5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 total, are required to input N bytes.</text:p>
      <text:p text:style-name="P23">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from the WIZ550io. This signal indicates when the MAC address programming has completed after power on, and is generally not a concer<text:span text:style-name="T11">n</text:span> for CP/M software as by the time CP/M can boot the RDY signal would have long since been asserted. Both RDY and SCS are bit 0 of their respective input/output ports.</text:p>
      <text:h text:style-name="P24" text:outline-level="3"><text:span text:style-name="T9">CP/NET </text:span>Background</text:h>
      <text:p text:style-name="P20">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20"/>
      <text:p text:style-name="P19">CP/NET uses an 8-bit “node ID” to identify all participants on a network. This is roughly equivalent to the modern IP Address. Since the WIZ<text:span text:style-name="T9">550io</text:span> requires IP addresses (as do modern networks to which it will be attached), a scheme is needed to relate CP/NET node IDs to IP addresses.</text:p>
      <text:p text:style-name="P1"/>
      <text:p text:style-name="P1">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1"/>
      <text:p text:style-name="P2"><text:soft-page-break/>Remote (server) nodes are configured into the socket registers (up to <text:span text:style-name="T8">8 in the WIZ5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2"/>
      <text:p text:style-name="P2">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2"/>
      <text:p text:style-name="P7">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2"/>
      <text:h text:style-name="Heading_20_3" text:outline-level="3">Configuration</text:h>
      <text:p text:style-name="P5">The utility WIZCFG.COM may be used to program essential values into the WIZ<text:span text:style-name="T8">550io</text:span>. Note that all memory in th<text:span text:style-name="T8">ese devices</text:span> is volatile, apparently even across RESET, and so the values must be reprogrammed each time the system is booted.</text:p>
      <text:p text:style-name="P5"/>
      <text:p text:style-name="P5">WIZCFG.COM uses the following command syntax:</text:p>
      <text:p text:style-name="P5"/>
      <text:p text:style-name="P11">WIZCFG <text:span text:style-name="T3">cmd param...</text:span></text:p>
      <text:p text:style-name="P5"/>
      <text:p text:style-name="P5">Where ‘cmd’ is a single-<text:span text:style-name="T4">character</text:span> command, followed by one or more parameters (depending on command). The following commands are recognized:</text:p>
      <text:p text:style-name="P5"/>
      <text:p text:style-name="P11">N <text:span text:style-name="T3">node-id</text:span></text:p>
      <text:p text:style-name="P11">I <text:span text:style-name="T3">ip-addr</text:span></text:p>
      <text:p text:style-name="P11">G <text:span text:style-name="T3">gateway-ip</text:span></text:p>
      <text:p text:style-name="P11">S <text:span text:style-name="T3">sub-net-mask</text:span></text:p>
      <text:p text:style-name="P11">M <text:span text:style-name="T3">mac-addr</text:span></text:p>
      <text:p text:style-name="P11">{0-<text:span text:style-name="T8">7</text:span>} <text:span text:style-name="T3">node-id ip-addr port</text:span></text:p>
      <text:p text:style-name="P14"/>
      <text:list xml:id="list485600605" text:style-name="L1">
        <text:list-item>
          <text:p text:style-name="P15">The commands ‘0’, ‘1’, ‘2’, ... ‘<text:span text:style-name="T8">7</text:span>’ are used to setup remote servers using sockets 0, 1, 2, ... <text:span text:style-name="T8">7</text:span>, respectively.</text:p>
        </text:list-item>
        <text:list-item>
          <text:p text:style-name="P15">‘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16">IP Addresses (‘I’, ‘G’, ‘S’, param 2 of {0-<text:span text:style-name="T8">7</text:span>}) use dotted decimal format.</text:p>
        </text:list-item>
        <text:list-item>
          <text:p text:style-name="P16">MAC addresses use colon-hex format.</text:p>
        </text:list-item>
        <text:list-item>
          <text:p text:style-name="P17">Port numbers are in decimal <text:span text:style-name="T10">(unsigned 16-bit)</text:span>.</text:p>
        </text:list-item>
      </text:list>
      <text:p text:style-name="P6"/>
      <text:p text:style-name="P6">Running WIZCFG with no command will <text:span text:style-name="T6">show</text:span> the current configuration of the <text:span text:style-name="T8">device</text:span>.</text:p>
      <text:p text:style-name="P6"/>
      <text:p text:style-name="P6"><text:soft-page-break/>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6"/>
      <text:p text:style-name="P20">Also note that the WIZ550io includes hardware to automatically program a MAC address into the W5500 (the network chip). This means it is not necessary to set a MAC address before using the device.</text:p>
      <text:p text:style-name="P20"/>
      <text:p text:style-name="P21">When WIZCFG is used to set a socket configuration, any active connection on that socket is closed prior to changing the values. CP/NET will re-connect (using new values) on the next access through that socket.</text:p>
      <text:p text:style-name="P6"/>
      <text:h text:style-name="Heading_20_3" text:outline-level="3">Implementation Details</text:h>
      <text:p text:style-name="P8">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8"/>
      <text:p text:style-name="P8">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8"/>
      <text:p text:style-name="P8">Only CP/NET message format “0” is used/allowed. This format consists of a 5-byte header <text:span text:style-name="T7">followed by the payload. The header </text:span>contains:</text:p>
      <text:p text:style-name="P8"/>
      <text:p text:style-name="P12">FMT – <text:span text:style-name="T7">00 request, 01 response.</text:span></text:p>
      <text:p text:style-name="P13">DID – destination node ID.</text:p>
      <text:p text:style-name="P13">SID – source (sender) node ID.</text:p>
      <text:p text:style-name="P13">FNC – BDOS function code *.</text:p>
      <text:p text:style-name="P13">SIZ – payload size -1.</text:p>
      <text:p text:style-name="P13">* Additional functions may be defined, provided servers recognize them.</text:p>
      <text:p text:style-name="P6"/>
      <text:p text:style-name="P9">Note that the minimum message payload size is 1 byte, and the maximum is 256 bytes. This means the maximum message packet size will be 261 bytes. The minimum send/receive buffer size is 1K, so it is never possible for a single message to overrun the buffer.</text:p>
      <text:p text:style-name="P5"/>
      <text:p text:style-name="P10">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8-11-19T14:57:36.198533875</dc:date>
    <meta:editing-duration>PT43M59S</meta:editing-duration>
    <meta:editing-cycles>9</meta:editing-cycles>
    <meta:generator>LibreOffice/6.0.6.2$Linux_X86_64 LibreOffice_project/00m0$Build-2</meta:generator>
    <meta:document-statistic meta:table-count="0" meta:image-count="0" meta:object-count="0" meta:page-count="3" meta:paragraph-count="45" meta:word-count="1351" meta:character-count="7914" meta:non-whitespace-character-count="6608"/>
  </office:meta>
</office:document-meta>
</file>